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illus4" svg:font-family="Gillus"/>
    <style:font-face style:name="Gillus3" svg:font-family="Gillus" style:font-adornments="Regular"/>
    <style:font-face style:name="Adobe Garamond Pro3" svg:font-family="'Adobe Garamond Pro'" style:font-pitch="variable"/>
    <style:font-face style:name="Adobe Garamond Pro2" svg:font-family="'Adobe Garamond Pro'" style:font-adornments="Regular" style:font-pitch="variable"/>
    <style:font-face style:name="Gillius ADF2" svg:font-family="'Gillius ADF'" style:font-adornments="Regular" style:font-pitch="variable"/>
    <style:font-face style:name="Gillus2" svg:font-family="Gillus" style:font-adornments="Regular" style:font-pitch="variable"/>
    <style:font-face style:name="Adobe Garamond Pro" svg:font-family="'Adobe Garamond Pro'" style:font-family-generic="roman" style:font-pitch="variable"/>
    <style:font-face style:name="Adobe Garamond Pro1" svg:font-family="'Adobe Garamond Pro'" style:font-adornments="Regular" style:font-family-generic="roman" style:font-pitch="variable"/>
    <style:font-face style:name="Gillius ADF" svg:font-family="'Gillius ADF'" style:font-family-generic="roman" style:font-pitch="variable"/>
    <style:font-face style:name="Gillius ADF1" svg:font-family="'Gillius ADF'" style:font-adornments="Regular" style:font-family-generic="roman" style:font-pitch="variable"/>
    <style:font-face style:name="Gillus" svg:font-family="Gillus" style:font-family-generic="roman" style:font-pitch="variable"/>
    <style:font-face style:name="Gillus1" svg:font-family="Gillu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2" style:list-style-name="L1">
      <style:graphic-properties draw:stroke="none" draw:fill="none" draw:fill-color="#ffffff" draw:textarea-vertical-align="middle" fo:min-height="16.005cm"/>
    </style:style>
    <style:style style:name="gr2" style:family="graphic">
      <style:graphic-properties style:protect="size"/>
    </style:style>
    <style:style style:name="pr1" style:family="presentation" style:parent-style-name="APM_25_20_28_all_25_20gillus_29_-notes">
      <style:graphic-properties draw:fill-color="#ffffff" fo:min-height="12.593cm"/>
    </style:style>
    <style:style style:name="pr2" style:family="presentation" style:parent-style-name="APM_25_20_28_all_25_20gillus_29_-subtitle">
      <style:graphic-properties draw:fill-color="#ffffff" fo:min-height="16.255cm"/>
    </style:style>
    <style:style style:name="pr3" style:family="presentation" style:parent-style-name="APM_25_20_28_all_25_20gillus_29_-notes">
      <style:graphic-properties draw:fill-color="#ffffff" fo:min-height="12.572cm"/>
    </style:style>
    <style:style style:name="pr4" style:family="presentation" style:parent-style-name="APM_25_20_28_all_25_20gillus_29_-title">
      <style:graphic-properties fo:min-height="3.506cm"/>
    </style:style>
    <style:style style:name="pr5" style:family="presentation" style:parent-style-name="APM_25_20_28_all_25_20gillus_29_-outline1">
      <style:graphic-properties fo:min-height="11.929cm"/>
    </style:style>
    <style:style style:name="pr6" style:family="presentation" style:parent-style-name="APM_25_20_28_all_25_20gillus_29_-title">
      <style:graphic-properties draw:auto-grow-height="true" fo:min-height="3.506cm"/>
    </style:style>
    <style:style style:name="pr7" style:family="presentation" style:parent-style-name="APM_25_20_28_all_25_20gillus_29_-subtitle">
      <style:graphic-properties draw:fill-color="#ffffff" fo:min-height="12.179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Gillus4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Gillus4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Gillus4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Adobe Garamond Pro3" fo:font-size="54pt" fo:font-style="normal" fo:text-shadow="none" style:text-underline-style="none" fo:font-weight="normal" style:letter-kerning="true" fo:background-color="transparent" style:font-name-asian="Noto Sans CJK SC Regular" style:font-size-asian="54pt" style:font-style-asian="normal" style:font-weight-asian="normal" style:font-name-complex="FreeSans" style:font-size-complex="5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Gillus4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Gillus4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PM_25_20_28_all_25_20gillus_29_" presentation:presentation-page-layout-name="AL1T0">
        <office:forms form:automatic-focus="false" form:apply-design-mode="false"/>
        <draw:frame draw:style-name="gr1" draw:text-style-name="P3" draw:layer="layout" svg:width="25.199cm" svg:height="16.255cm" svg:x="1.466cm" svg:y="2.41cm">
          <draw:text-box>
            <text:p text:style-name="P1"><text:span text:style-name="T1">W4995 Applied Machine Learning</text:span></text:p>
            <text:p text:style-name="P1"><text:span text:style-name="T1"/></text:p>
            <text:p text:style-name="P1"><text:span text:style-name="T2"/></text:p>
            <text:p text:style-name="P2"><text:span text:style-name="T3">Working with Imbalanced Data</text:span></text:p>
            <text:p text:style-name="P1"><text:span text:style-name="T2"/></text:p>
            <text:p text:style-name="P2"><text:span text:style-name="T4"/></text:p>
            <text:p text:style-name="P2"><text:span text:style-name="T5">03/20/17</text:span></text:p>
            <text:p text:style-name="P1"><text:span text:style-name="T2"/></text:p>
            <text:p text:style-name="P1"><text:span text:style-name="T1">Andreas Müll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9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APM_25_20_28_all_25_20gillus_29_" presentation:presentation-page-layout-name="AL2T32">
        <office:forms form:automatic-focus="false" form:apply-design-mode="false"/>
        <draw:frame presentation:style-name="pr2" draw:text-style-name="P4" draw:layer="layout" svg:width="25.199cm" svg:height="16.255cm" svg:x="1.4cm" svg:y="0.837cm" presentation:class="subtitle">
          <draw:text-box>
            <text:p>Recap on imbalanced data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wo sources of imbalanc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symmetric cost</text:p>
              </text:list-item>
              <text:list-item>
                <text:p>Asymmetric dat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y do we care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hy should cost be symmetric?</text:p>
              </text:list-item>
              <text:list-item>
                <text:p>Detect rare even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hanging threshold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oc Curve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PM_25_20_28_all_25_20gillus_29_" presentation:presentation-page-layout-name="AL2T32">
        <office:forms form:automatic-focus="false" form:apply-design-mode="false"/>
        <draw:frame presentation:style-name="pr2" draw:text-style-name="P4" draw:layer="layout" svg:width="25.199cm" svg:height="16.255cm" svg:x="1.4cm" svg:y="0.837cm" presentation:class="subtitle">
          <draw:text-box>
            <text:p>Remedies for the model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PM_25_20_28_all_25_20gillus_29_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Undersampling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versampling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cikit-learn vs resampli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he transform method only transforms X</text:p>
              </text:list-item>
              <text:list-item>
                <text:p>Pipelines work by chaining transforms</text:p>
              </text:list-item>
              <text:list-item>
                <text:p>To resample the data, we need to also change y</text:p>
              </text:list-item>
              <text:list-item>
                <text:p>Imbalance-learn extends scikit-learn interface with a “sample” method.</text:p>
              </text:list-item>
              <text:list-item>
                <text:p>Imbalance-learn has a custom pipeline that allows resampling.</text:p>
              </text:list-item>
              <text:list-item>
                <text:p>Imbalance-learn: resampling is only performed during fitting</text:p>
              </text:list-item>
              <text:list-item>
                <text:p>Warning: not everything in imbalance-learn is multiclass!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lass-weight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lass-weights in linear model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lass weights in tree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lass weights in SVM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APM_25_20_28_all_25_20gillus_29_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nsemble Resampli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Random resampling separate for each instance in an ensemble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APM_25_20_28_all_25_20gillus_29_" presentation:presentation-page-layout-name="AL2T32">
        <office:forms form:automatic-focus="false" form:apply-design-mode="false"/>
        <draw:frame presentation:style-name="pr2" draw:text-style-name="P4" draw:layer="layout" svg:width="25.199cm" svg:height="16.255cm" svg:x="1.4cm" svg:y="0.837cm" presentation:class="subtitle">
          <draw:text-box>
            <text:p>Smart resampling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dited Nearest Neighbor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densed Nearest Neighbor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APM_25_20_28_all_25_20gillus_29_" presentation:presentation-page-layout-name="AL2T32">
        <office:forms form:automatic-focus="false" form:apply-design-mode="false"/>
        <draw:frame presentation:style-name="pr2" draw:text-style-name="P4" draw:layer="layout" svg:width="25.199cm" svg:height="16.255cm" svg:x="1.4cm" svg:y="0.837cm" presentation:class="subtitle">
          <draw:text-box>
            <text:p>Synthetic Sample Generation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APM_25_20_28_all_25_20gillus_29_" presentation:presentation-page-layout-name="AL1T0">
        <office:forms form:automatic-focus="false" form:apply-design-mode="false"/>
        <draw:frame presentation:style-name="pr4" draw:layer="layout" svg:width="25.199cm" svg:height="5.728cm" svg:x="1.4cm" svg:y="0.114cm" presentation:class="title" presentation:user-transformed="true">
          <draw:text-box>
            <text:p>Synthetic <text:line-break/>Minority Oversampling Technique (SMOTE)</text:p>
          </draw:text-box>
        </draw:frame>
        <draw:frame presentation:style-name="pr7" draw:text-style-name="P4" draw:layer="layout" svg:width="25.199cm" svg:height="12.179cm" svg:x="1.4cm" svg:y="4.914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illus4" svg:font-family="Gillus"/>
    <style:font-face style:name="Gillus3" svg:font-family="Gillus" style:font-adornments="Regular"/>
    <style:font-face style:name="Adobe Garamond Pro3" svg:font-family="'Adobe Garamond Pro'" style:font-pitch="variable"/>
    <style:font-face style:name="Adobe Garamond Pro2" svg:font-family="'Adobe Garamond Pro'" style:font-adornments="Regular" style:font-pitch="variable"/>
    <style:font-face style:name="Gillius ADF2" svg:font-family="'Gillius ADF'" style:font-adornments="Regular" style:font-pitch="variable"/>
    <style:font-face style:name="Gillus2" svg:font-family="Gillus" style:font-adornments="Regular" style:font-pitch="variable"/>
    <style:font-face style:name="Adobe Garamond Pro" svg:font-family="'Adobe Garamond Pro'" style:font-family-generic="roman" style:font-pitch="variable"/>
    <style:font-face style:name="Adobe Garamond Pro1" svg:font-family="'Adobe Garamond Pro'" style:font-adornments="Regular" style:font-family-generic="roman" style:font-pitch="variable"/>
    <style:font-face style:name="Gillius ADF" svg:font-family="'Gillius ADF'" style:font-family-generic="roman" style:font-pitch="variable"/>
    <style:font-face style:name="Gillius ADF1" svg:font-family="'Gillius ADF'" style:font-adornments="Regular" style:font-family-generic="roman" style:font-pitch="variable"/>
    <style:font-face style:name="Gillus" svg:font-family="Gillus" style:font-family-generic="roman" style:font-pitch="variable"/>
    <style:font-face style:name="Gillus1" svg:font-family="Gillu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style:writing-mode="lr-tb"/>
      <style:text-properties style:font-name="Gillius ADF2" fo:font-family="'Gillius ADF'" style:font-style-name="Regular" style:font-pitch="variable"/>
    </style:style>
    <style:style style:name="textbody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style:writing-mode="lr-tb"/>
      <style:text-properties style:font-name="Gillius ADF2" fo:font-family="'Gillius ADF'" style:font-style-name="Regular" style:font-pitch="variable" fo:font-size="16pt"/>
    </style:style>
    <style:style style:name="textbodyjustfied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fo:text-align="justify" style:writing-mode="lr-tb"/>
      <style:text-properties style:font-name="Gillus3" fo:font-family="Gillus" style:font-style-name="Regular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 style:writing-mode="lr-tb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background" style:display-name="APM%20(all%20gillus)-background" style:family="presentation">
      <style:graphic-properties draw:stroke="none" draw:fill="none"/>
      <style:text-properties style:letter-kerning="true"/>
    </style:style>
    <style:style style:name="APM_25_20_28_all_25_20gillus_29_-backgroundobjects" style:display-name="APM%20(all%20gillus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PM_25_20_28_all_25_20gillus_29_-notes" style:display-name="APM%20(all%20gillus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outline1" style:display-name="APM%20(all%20gillus)-outline1" style:family="presentation">
      <style:graphic-properties draw:stroke="none" draw:fill="none" draw:auto-grow-height="false" draw:fit-to-size="shrink-to-fit">
        <text:list-style style:name="APM_25_20_28_all_25_20gillus_29_-outline1" style:display-name="APM%20(all%20gillus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outline2" style:display-name="APM%20(all%20gillus)-outline2" style:family="presentation" style:parent-style-name="APM_25_20_28_all_25_20gillus_29_-outline1">
      <style:paragraph-properties fo:margin-top="0.4cm" fo:margin-bottom="0cm"/>
      <style:text-properties fo:font-size="28pt" style:font-size-asian="28pt" style:font-size-complex="28pt"/>
    </style:style>
    <style:style style:name="APM_25_20_28_all_25_20gillus_29_-outline3" style:display-name="APM%20(all%20gillus)-outline3" style:family="presentation" style:parent-style-name="APM_25_20_28_all_25_20gillus_29_-outline2">
      <style:paragraph-properties fo:margin-top="0.3cm" fo:margin-bottom="0cm"/>
      <style:text-properties fo:font-size="24pt" style:font-size-asian="24pt" style:font-size-complex="24pt"/>
    </style:style>
    <style:style style:name="APM_25_20_28_all_25_20gillus_29_-outline4" style:display-name="APM%20(all%20gillus)-outline4" style:family="presentation" style:parent-style-name="APM_25_20_28_all_25_20gillus_29_-outline3">
      <style:paragraph-properties fo:margin-top="0.2cm" fo:margin-bottom="0cm"/>
      <style:text-properties fo:font-size="20pt" style:font-size-asian="20pt" style:font-size-complex="20pt"/>
    </style:style>
    <style:style style:name="APM_25_20_28_all_25_20gillus_29_-outline5" style:display-name="APM%20(all%20gillus)-outline5" style:family="presentation" style:parent-style-name="APM_25_20_28_all_25_20gillus_29_-outline4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6" style:display-name="APM%20(all%20gillus)-outline6" style:family="presentation" style:parent-style-name="APM_25_20_28_all_25_20gillus_29_-outline5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7" style:display-name="APM%20(all%20gillus)-outline7" style:family="presentation" style:parent-style-name="APM_25_20_28_all_25_20gillus_29_-outline6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8" style:display-name="APM%20(all%20gillus)-outline8" style:family="presentation" style:parent-style-name="APM_25_20_28_all_25_20gillus_29_-outline7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9" style:display-name="APM%20(all%20gillus)-outline9" style:family="presentation" style:parent-style-name="APM_25_20_28_all_25_20gillus_29_-outline8">
      <style:paragraph-properties fo:margin-top="0.1cm" fo:margin-bottom="0cm"/>
      <style:text-properties fo:font-size="20pt" style:font-size-asian="20pt" style:font-size-complex="20pt"/>
    </style:style>
    <style:style style:name="APM_25_20_28_all_25_20gillus_29_-subtitle" style:display-name="APM%20(all%20gillus)-subtitle" style:family="presentation">
      <style:graphic-properties draw:stroke="none" draw:fill="none" draw:textarea-vertical-align="middle">
        <text:list-style style:name="APM_25_20_28_all_25_20gillus_29_-subtitle" style:display-name="APM%20(all%20gillus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dobe Garamond Pro2" fo:font-family="'Adobe Garamond Pro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title" style:display-name="APM%20(all%20gillus)-title" style:family="presentation">
      <style:graphic-properties draw:stroke="none" draw:fill="none" draw:textarea-vertical-align="middle">
        <text:list-style style:name="APM_25_20_28_all_25_20gillus_29_-title" style:display-name="APM%20(all%20gillus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style:use-window-font-color="true" style:text-outline="false" style:text-line-through-style="none" style:text-line-through-type="none" style:font-name="Adobe Garamond Pro2" fo:font-family="'Adobe Garamond Pro'" style:font-style-name="Regular" style:font-pitch="variable" fo:font-size="5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APM_25_20_28_all_25_20gillus_29_-backgroundobjects">
      <style:graphic-properties draw:stroke="none" draw:fill="none" draw:fill-color="#ffffff" draw:auto-grow-height="false" fo:min-height="1.449cm"/>
    </style:style>
    <style:style style:name="Mpr2" style:family="presentation" style:parent-style-name="APM_25_20_28_all_25_20gillus_29_-backgroundobjects">
      <style:graphic-properties draw:stroke="none" draw:fill="none" draw:fill-color="#ffffff" draw:auto-grow-height="false" fo:min-height="1.397cm"/>
    </style:style>
    <style:style style:name="Mpr3" style:family="presentation" style:parent-style-name="APM_25_20_28_all_25_20gillus_29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PM_25_20_28_all_25_20gillus_29_" style:display-name="APM%20(all%20gillus)" style:page-layout-name="PM1" draw:style-name="Mdp1">
      <office:forms form:automatic-focus="false" form:apply-design-mode="false"/>
      <draw:frame presentation:style-name="APM_25_20_28_all_25_20gillus_29_-title" draw:layer="backgroundobjects" svg:width="25.199cm" svg:height="3.506cm" svg:x="1.4cm" svg:y="0.837cm" presentation:class="title" presentation:placeholder="true">
        <draw:text-box/>
      </draw:frame>
      <draw:frame presentation:style-name="APM_25_20_28_all_25_20gillus_29_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PM_25_20_28_all_25_20gillus_29_-title" draw:layer="backgroundobjects" svg:width="13.968cm" svg:height="10.476cm" svg:x="3.81cm" svg:y="2.123cm" presentation:class="page"/>
        <draw:frame presentation:style-name="APM_25_20_28_all_25_20gillus_29_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9T18:34:04.478716223</meta:creation-date>
    <meta:editing-duration>PT2H36M50S</meta:editing-duration>
    <meta:editing-cycles>9</meta:editing-cycles>
    <meta:generator>LibreOffice/5.2.2.2$Linux_X86_64 LibreOffice_project/20m0$Build-2</meta:generator>
    <dc:title>APM (all gillus)</dc:title>
    <dc:date>2017-03-19T23:02:21.840481378</dc:date>
    <meta:document-statistic meta:object-count="100"/>
  </office:meta>
</office:document-meta>
</file>